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, Verdana"/>
    <style:font-face style:name="helvetica" svg:font-family="helvetica, arial, sans-serif"/>
    <style:font-face style:name="roboto condensedregular" svg:font-family="'roboto condensedregular', sans-serif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style:line-height-at-least="0.635cm" fo:text-align="start" style:justify-single-word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65cm" loext:contextual-spacing="false" style:line-height-at-least="0.635cm" fo:text-align="start" style:justify-single-word="false" fo:text-indent="0cm" style:auto-text-indent="false"/>
      <style:text-properties fo:font-variant="normal" fo:text-transform="none" fo:color="#050002" fo:letter-spacing="normal"/>
    </style:style>
    <style:style style:name="P3" style:family="paragraph" style:parent-style-name="Text_20_body">
      <style:paragraph-properties fo:margin-left="0cm" fo:margin-right="0cm" style:line-height-at-least="0.423cm" fo:text-align="start" style:justify-single-word="false" fo:text-indent="0cm" style:auto-text-indent="false"/>
      <style:text-properties fo:font-variant="normal" fo:text-transform="none" fo:color="#666666" fo:letter-spacing="normal"/>
    </style:style>
    <style:style style:name="P4" style:family="paragraph" style:parent-style-name="Standard">
      <style:paragraph-properties fo:margin-left="0cm" fo:margin-right="0cm" style:line-height-at-least="0.882cm" fo:text-align="start" style:justify-single-word="false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Standard">
      <style:paragraph-properties fo:margin-left="0cm" fo:margin-right="0cm" style:line-height-at-least="0.882cm" fo:text-indent="0cm" style:auto-text-indent="false"/>
    </style:style>
    <style:style style:name="T1" style:family="text">
      <style:text-properties style:font-name="roboto condensedregular" fo:font-size="12.75pt" fo:font-style="normal" fo:font-weight="normal"/>
    </style:style>
    <style:style style:name="T2" style:family="text">
      <style:text-properties style:font-name-complex="roboto condensedregular" style:font-size-complex="12.75pt" style:font-style-complex="normal" style:font-weight-complex="normal"/>
    </style:style>
    <style:style style:name="T3" style:family="text">
      <style:text-properties fo:font-variant="normal" fo:text-transform="none" fo:color="#050002" style:font-name="roboto condensedregular" fo:font-size="12.75pt" fo:letter-spacing="normal" fo:font-style="normal" fo:font-weight="bold"/>
    </style:style>
    <style:style style:name="T4" style:family="text">
      <style:text-properties fo:font-variant="normal" fo:text-transform="none" fo:color="#050002" style:font-name="roboto condensedregular" fo:font-size="12.75pt" fo:letter-spacing="normal" fo:font-style="normal" fo:font-weight="normal"/>
    </style:style>
    <style:style style:name="T5" style:family="text">
      <style:text-properties fo:font-variant="normal" fo:text-transform="none" fo:color="#050002" fo:letter-spacing="normal" style:font-name-complex="roboto condensedregular" style:font-size-complex="12.75pt" style:font-style-complex="normal" style:font-weight-complex="bold"/>
    </style:style>
    <style:style style:name="T6" style:family="text">
      <style:text-properties fo:font-variant="normal" fo:text-transform="none" fo:color="#050002" fo:letter-spacing="normal" style:font-name-complex="roboto condensedregular" style:font-size-complex="12.75pt" style:font-style-complex="normal" style:font-weight-complex="normal"/>
    </style:style>
    <style:style style:name="T7" style:family="text">
      <style:text-properties fo:font-variant="normal" fo:text-transform="none" fo:color="#000000" style:font-name="Mangal" fo:font-size="15pt" fo:letter-spacing="normal" fo:font-style="normal" fo:font-weight="bold"/>
    </style:style>
    <style:style style:name="T8" style:family="text">
      <style:text-properties fo:font-variant="normal" fo:text-transform="none" fo:color="#000000" style:font-name="Mangal" fo:font-size="15pt" fo:letter-spacing="normal" fo:font-style="normal" fo:font-weight="normal"/>
    </style:style>
    <style:style style:name="T9" style:family="text">
      <style:text-properties fo:font-variant="normal" fo:text-transform="none" fo:color="#000000" fo:letter-spacing="normal"/>
    </style:style>
    <style:style style:name="T10" style:family="text">
      <style:text-properties fo:font-variant="normal" fo:text-transform="none" fo:color="#000000" fo:letter-spacing="normal" style:font-name-complex="Mangal" style:font-size-complex="15pt" style:font-style-complex="normal" style:font-weight-complex="normal"/>
    </style:style>
    <style:style style:name="T11" style:family="text">
      <style:text-properties style:font-name="helvetica" fo:font-size="9pt" fo:font-style="normal" fo:font-weight="normal"/>
    </style:style>
    <style:style style:name="T12" style:family="text">
      <style:text-properties style:font-name-complex="helvetica" style:font-size-complex="9pt" style:font-style-complex="normal" style:font-weight-complex="normal"/>
    </style:style>
    <style:style style:name="T13" style:family="text">
      <style:text-properties style:font-name="Mangal" fo:font-size="15pt" fo:font-style="normal" fo:font-weight="normal"/>
    </style:style>
    <style:style style:name="T14" style:family="text">
      <style:text-properties style:font-name-complex="Mangal" style:font-size-complex="15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5">मुंबई </text:span></text:span><text:span text:style-name="Strong_20_Emphasis"><text:span text:style-name="T3">:</text:span></text:span><text:span text:style-name="T4"> </text:span><text:span text:style-name="T6">पांढऱ्या केसांची समस्या अनेकांना असते</text:span><text:span text:style-name="T4">. </text:span><text:span text:style-name="T6">अगदी कमी वयातही केस पांढरे व्हायला लागले की मग अनेकांना अवघडल्यासारखं होतं</text:span><text:span text:style-name="T4">. </text:span><text:span text:style-name="T6">अशावेळी अनेकजण वेगवेगळ्या महागड्या औषधांचा वापर सुरु करतात</text:span><text:span text:style-name="T4">, </text:span><text:span text:style-name="T6">डॉक्टरच्या फेऱ्या मारतात</text:span><text:span text:style-name="T4">. </text:span><text:span text:style-name="T6">मात्र</text:span><text:span text:style-name="T4">, </text:span><text:span text:style-name="T6">या साऱ्यांमुळे केस आणखीच खराब होतात</text:span><text:span text:style-name="T4">. </text:span><text:span text:style-name="T6">मात्र</text:span><text:span text:style-name="T4">, </text:span><text:span text:style-name="T6">केस पांढरे होण्यापासून रोखायचे असल्यास काही घरगुती उपाय आहेत</text:span><text:span text:style-name="T4">.</text:span></text:p>
      <text:p text:style-name="P2"> <text:span text:style-name="T1"><text:line-break/>– </text:span><text:span text:style-name="T2">आवळा केवळ तुमच्या शरीरासाठीच उत्तम आहे</text:span><text:span text:style-name="T1">, </text:span><text:span text:style-name="T2">असे नाही</text:span><text:span text:style-name="T1">. </text:span><text:span text:style-name="T2">केस पांढरे होण्यापासून रोखण्यासाठीही आवळ्याचा उपयोग होतो</text:span><text:span text:style-name="T1">. </text:span><text:span text:style-name="T2">आवळ्याला मेहंदीमध्ये मिसळून केसांना लावल्यास काळे केस पांढरे होण्यापासून रोखता येतं</text:span><text:span text:style-name="T1">.</text:span></text:p>
      <text:p text:style-name="P2"> <text:span text:style-name="T1"><text:line-break/>– </text:span><text:span text:style-name="T2">काळ्या मिरचीच्या दाण्यांचं पाणी उकळावं</text:span><text:span text:style-name="T1">. </text:span><text:span text:style-name="T2">त्यानंतर ते उकळलेलं पाणी थंड करुन त्याने केस धुवावं</text:span><text:span text:style-name="T1">. </text:span><text:span text:style-name="T2">काळ्या मिरचीच्या दाण्याच्या पाण्याने केस सातत्याने धुवावं तरच त्याचा फायदा होईल</text:span><text:span text:style-name="T1">.</text:span></text:p>
      <text:p text:style-name="P2"> <text:span text:style-name="T1"><text:line-break/>– </text:span><text:span text:style-name="T2">पांढऱ्या केसांना जर तुम्ही ब्लॅक टी किंवा कॉफीच्या अर्क वापरुन धुतल्यास पांढरे पडत चाललेले केस पुन्हा काळे होतात</text:span><text:span text:style-name="T1">.</text:span></text:p>
      <text:p text:style-name="P2"> <text:span text:style-name="T1"><text:line-break/>– </text:span><text:span text:style-name="T2">हिना आणि दही यांना एकत्र करुन पेस्ट तयार करा</text:span><text:span text:style-name="T1">. </text:span><text:span text:style-name="T2">ही पेस्ट आठवड्यातून एकदा केसांना लावल्यास पांढरे केस काळे व्हायला सुरु होतात</text:span><text:span text:style-name="T1">.</text:span></text:p>
      <text:p text:style-name="P2"> </text:p>
      <text:p text:style-name="P2"> </text:p>
      <text:p text:style-name="P2">– <text:span text:style-name="T2">कांदाही तुमचे पांढरे केस काळे करण्यास मदत करतो</text:span><text:span text:style-name="T1">. </text:span><text:span text:style-name="T2">अंघोळ करण्याच्या काही वेळ आधी कांद्याची पेस्ट केसांना लावावी</text:span><text:span text:style-name="T1">. </text:span><text:span text:style-name="T2">यामुळे पांढरे केस काळे होण्यास सुरुवात होते</text:span><text:span text:style-name="T1">. </text:span><text:span text:style-name="T2">विशेष म्हणजे कांद्याच्या पेस्टमुळे केस गळायचेही थांबतात</text:span><text:span text:style-name="T1">.</text:span></text:p>
      <text:p text:style-name="P3"><text:span text:style-name="T12">युरीक अॅसिड वाढणे </text:span><text:span text:style-name="T11">-</text:span><text:span text:style-name="T12">सांध्यातील वेदना </text:span><text:span text:style-name="T11">,</text:span><text:span text:style-name="T12">सांधे आखडणे गाउट आणि पपई</text:span><text:span text:style-name="T11"><text:line-break/>=============================================<text:line-break/></text:span><text:span text:style-name="T12">तीन लिटर पाणी उकळत ठेवा </text:span><text:span text:style-name="T11">. </text:span><text:span text:style-name="T12">एक स्वछ धुतलेला कच्चा हिरवा मध्यम आकाराचा पपई सालासकट कापून घ्या </text:span><text:span text:style-name="T11">.</text:span><text:span text:style-name="T12">बिया काढून त्याचे बारीक तुकडे करा </text:span><text:span text:style-name="T11">. </text:span><text:span text:style-name="T12">उकळत्या पाण्यात टाका </text:span><text:span text:style-name="T11">. </text:span><text:span text:style-name="T12">हिरवी गवती चहा सुधा त्यात टाका </text:span><text:span text:style-name="T11">. </text:span><text:span text:style-name="T12">५ मिनिटात ग्यास बंद करा </text:span><text:span text:style-name="T11">. </text:span><text:span text:style-name="T12">हे मिश्रण वस्त्रगाळ करून प्या </text:span><text:span text:style-name="T11">.</text:span></text:p>
      <text:p text:style-name="P3"><text:span text:style-name="T12">प्रमाण </text:span><text:span text:style-name="T11">- </text:span><text:span text:style-name="T12">दिवसातून ३</text:span><text:span text:style-name="T11">-</text:span><text:span text:style-name="T12">४ ग्लास लक्षणे कमी झाल्यानंतर शरीरातील </text:span><text:span text:style-name="T11">alkaline </text:span><text:span text:style-name="T12">स्थिती स्थिर ठेवण्याकरिता आठवड्यातून एकदाच </text:span><text:span text:style-name="T11">.</text:span></text:p>
      <text:p text:style-name="P4"><text:span text:style-name="T14">आजकाल अकाली केस पांढरे होण्याचे प्रमाण वाढले आहे</text:span><text:span text:style-name="T13">. </text:span><text:span text:style-name="T14">ही काळजीची बाब आहे</text:span><text:span text:style-name="T13">. </text:span><text:span text:style-name="T14">केसांना नॅचरल लुक देण्याच्या हेतूने </text:span><text:span text:style-name="T13">"</text:span><text:span text:style-name="T14">डाय‘चा वापर आवर्जून केला जातो</text:span><text:span text:style-name="T13">. </text:span><text:span text:style-name="T14">बाजारातील हेअर डायने केस काळे होतात</text:span><text:span text:style-name="T13">; </text:span><text:span text:style-name="T14">परंतु त्याच्या दुष्परिणामांकडे दुर्लक्ष करून चालत नाही</text:span><text:span text:style-name="T13">. </text:span><text:span text:style-name="T14">मग हे दुष्परिणाम टाळून कोणते उपाय करावेत</text:span><text:span text:style-name="T13">, </text:span><text:span text:style-name="T14">असा प्रश्‍न पडतो</text:span><text:span text:style-name="T13">. </text:span><text:span text:style-name="T14">वास्तविक काही नैसर्गिक घटकांच्या साहाय्याने केसांना नॅचरल लुक देणे शक्‍य होते</text:span><text:span text:style-name="T13">. </text:span></text:p>
      <text:p text:style-name="P5"><text:span text:style-name="T7"><text:line-break/>-</text:span><text:span text:style-name="T9"> </text:span><text:span text:style-name="T10">पांढऱ्या केसांवरील इलाजासाठी आवळा हा उत्तम पर्याय आहे</text:span><text:span text:style-name="T8">. </text:span><text:span text:style-name="T10">आवळ्याचे चार तुकडे करून ते सावलीत सुकवावेत</text:span><text:span text:style-name="T8">. </text:span><text:span text:style-name="T10">नंतर हे तुकडे खोबरेल तेलात उकळून घ्यावेत</text:span><text:span text:style-name="T8">. </text:span><text:span text:style-name="T10">हे तेल थंड करून बाटलीत भरून ठेवावे</text:span><text:span text:style-name="T8">. </text:span><text:line-break/><text:soft-page-break/><text:line-break/><text:span text:style-name="T8">- </text:span><text:span text:style-name="T10">या तेलाने केसांना मालिश केल्यास ते काळे होण्यास मदत होते</text:span><text:span text:style-name="T8">. </text:span><text:span text:style-name="T10">केस काळे होण्यासाठी कढीपत्त्या चहाही उपयोग करता येतो</text:span><text:span text:style-name="T8">. </text:span><text:span text:style-name="T10">कढीपत्त्याची पेस्ट तयार करून केसांना लावावी</text:span><text:span text:style-name="T8">. </text:span><text:span text:style-name="T10">अर्ध्या तासानंतर केस धुवावे</text:span><text:span text:style-name="T8">. </text:span><text:span text:style-name="T10">यामुळे केस काळे होतात तसेच त्यांची चमक वाढते</text:span><text:span text:style-name="T8">. </text:span><text:line-break/><text:line-break/><text:span text:style-name="T8">- </text:span><text:span text:style-name="T10">आपण आहारात नेहमी साजूक तुपाचा वापर करतो</text:span><text:span text:style-name="T8">. </text:span><text:span text:style-name="T10">हे तूप शरीर प्रकृतीसाठी तर उत्तम आहेच</text:span><text:span text:style-name="T8">, </text:span><text:span text:style-name="T10">शिवाय केसांसाठीही उपयुक्‍त आहे</text:span><text:span text:style-name="T8">. </text:span><text:span text:style-name="T10">या साजूक तुपानं केसांच्या मुळांशी मालिश करावी</text:span><text:span text:style-name="T8">. </text:span><text:span text:style-name="T10">या उपायाने केसांचा पांढरेपणा दूर होऊन ते काळे दिसू लागतील</text:span><text:span text:style-name="T8">. </text:span><text:line-break/><text:line-break/><text:span text:style-name="T8">- </text:span><text:span text:style-name="T10">बहुतेकांच्या घरात कांद्याचा वापर केला जातो</text:span><text:span text:style-name="T8">. </text:span><text:span text:style-name="T10">पांढरे केस काळे करण्याचे गुणधर्म या कांद्यात आहे</text:span><text:span text:style-name="T8">. </text:span><text:span text:style-name="T10">त्यासाठी कांद्याचा ज्यूस किंवा पेस्ट तयार करावी</text:span><text:span text:style-name="T8">. </text:span><text:span text:style-name="T10">ही पेस्ट केसांच्या मुळाशी लावावी</text:span><text:span text:style-name="T8">.</text:span><text:span text:style-name="T10">हा प्रयोग नियमित स्वरूपात करत राहिल्यास केस काळे तर होतातच</text:span><text:span text:style-name="T8">, </text:span><text:span text:style-name="T10">शिवाय केस गळणेही थांबते</text:span><text:span text:style-name="T8">. </text:span><text:line-break/><text:line-break/><text:span text:style-name="T8">- </text:span><text:span text:style-name="T10">एक कप ब्लॅक टीमध्ये एक चमचा मीठ मिसळावे</text:span><text:span text:style-name="T8">. </text:span><text:span text:style-name="T10">हे मिश्रण केसांना लावावे आणि केस एक तासभर तसेच ठेवावेत</text:span><text:span text:style-name="T8">. </text:span><text:span text:style-name="T10">त्यानंतर धुवावेत</text:span><text:span text:style-name="T8">. </text:span><text:span text:style-name="T10">या उपायानेही पांढरे केस काळे होण्यास मदत होते</text:span><text:span text:style-name="T8">. 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, Verdana"/>
    <style:font-face style:name="helvetica" svg:font-family="helvetica, arial, sans-serif"/>
    <style:font-face style:name="roboto condensedregular" svg:font-family="'roboto condensedregular', sans-serif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4:00:54.957141689</meta:creation-date>
    <dc:date>2016-07-30T15:36:45.299977695</dc:date>
    <meta:editing-duration>PT9S</meta:editing-duration>
    <meta:editing-cycles>3</meta:editing-cycles>
    <meta:generator>LibreOffice/5.1.4.2$Linux_X86_64 LibreOffice_project/f99d75f39f1c57ebdd7ffc5f42867c12031db97a</meta:generator>
    <meta:document-statistic meta:table-count="0" meta:image-count="0" meta:object-count="0" meta:page-count="2" meta:paragraph-count="12" meta:word-count="470" meta:character-count="1940" meta:non-whitespace-character-count="1452"/>
  </office:meta>
</office:document-meta>
</file>